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2.35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30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1" table:number-columns-repeated="2" table:default-cell-style-name="ce1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Punkt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wins as black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Je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ns as whit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Je 1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ne of first three moves is teng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Je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n a game with no prisoner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eat sdk as ddk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eat dan as sdk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in games in a r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Je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cupy every starpoint for one round</text:p>
          </table:table-cell>
          <table:table-cell table:number-columns-repeated="9"/>
        </table:table-row>
        <table:table-row table:style-name="ro1" table:number-rows-repeated="104856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9:35:54.947358441</meta:creation-date>
    <dc:date>2017-03-09T00:44:51.247523971</dc:date>
    <meta:editing-duration>PT4H58M45S</meta:editing-duration>
    <meta:editing-cycles>7</meta:editing-cycles>
    <meta:generator>LibreOffice/5.1.6.2$Linux_X86_64 LibreOffice_project/10m0$Build-2</meta:generator>
    <meta:document-statistic meta:table-count="1" meta:cell-count="37" meta:object-count="0"/>
  </office:meta>
</office:document-meta>
</file>